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PExpressionFilter.characters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PipeAdapt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ExpressionFilter.pushInterpolationStack( Attributes attrib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SPExpressionFilt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PipeAdapter.set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ExpressionFilter.getInterpolation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ExpressionFilter.addAttribute( AttributesImpl attribs ,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PExpressionFilter.handleText( char [ ] chars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ExpressionFilt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polationSettings.InterpolationSettings( boolean attrInterpolation , boolean textInterpol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PipeAdapt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PExpressionFilter.XSPExpressionFilter( XSPMarkupLanguage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PipeAdapter.XMLPipeAdapter( XSPExpressionFilter expressionFilter , AbstractXMLPipe additional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PExpressionFilter.startElement( String namespaceURI , String localName , String qName , Attributes attrib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XMLPipeAdapter.setLexicalHandler( Lexical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ExpressionFilter.handleExpression( char [ ] chars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